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color="#212121" fo:font-size="14pt" style:font-size-asian="14pt" style:font-size-complex="14pt" fo:background-color="#ffffff"/>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color="#212121" fo:font-size="14pt" style:font-size-asian="14pt" style:font-size-complex="14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e game</text:span><text:span text:style-name="T2"> </text:span><text:span text:style-name="T1">is divided into 3 acts.</text:span></text:p>
      <text:p text:style-name="P1"><text:span text:style-name="T1">In the first act Howl decides to leave the castle because he understands that his friends is in a terrible danger and he goes in the other continent to resolve this problem while his friends is in a fair in Porthaven.</text:span></text:p>
      <text:p text:style-name="P1"><text:span text:style-name="T1">After few days howl hasn't yet return so Sophie, worried because she doesn't know why howl goes in the other continent, decides to leave with other friends to look for him and they use the new colour of the door created by Howl. </text:span></text:p>
      <text:p text:style-name="P1"><text:span text:style-name="T1">After some troubles that have also cause the castle to collapse, they meet Suliman who explain what she knows about the problems and she helps them to arrive in the other continent with a ship.</text:span></text:p>
      <text:p text:style-name="P1"><text:span text:style-name="T1">In the second act they arrive in the other continent and they start to seek Howl first in Salt Marina, the city near the sea and after in the Capital of the continent</text:span><text:span text:style-name="T3">.</text:span></text:p>
      <text:p text:style-name="P1"><text:span text:style-name="T3">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span></text:p>
      <text:p text:style-name="P3"><text:span text:style-name="T3">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span></text:p>
      <text:p text:style-name="P3"><text:span text:style-name="T3">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span></text:p>
      <text:p text:style-name="P3"><text:span text:style-name="T3">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span></text:p>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481" meta:character-count="2582" meta:non-whitespace-character-count="2106"/>
    <meta:generator>LibreOfficeDev/6.0.5.2$Linux_X86_64 LibreOffice_project/</meta:generator>
  </office:meta>
</office:document-meta>
</file>